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text-properties fo:background-color="#ffffff"/>
    </style:style>
    <style:style style:name="P2" style:family="paragraph" style:parent-style-name="Text_20_body">
      <style:text-properties fo:font-size="11pt" style:font-size-asian="9.60000038146973pt" style:font-size-complex="11pt"/>
    </style:style>
    <style:style style:name="P3" style:family="paragraph" style:parent-style-name="Text_20_body">
      <style:text-properties fo:font-size="11pt" officeooo:paragraph-rsid="001cba51" style:font-size-asian="9.60000038146973pt" style:font-size-complex="11pt"/>
    </style:style>
    <style:style style:name="P4" style:family="paragraph" style:parent-style-name="Text_20_body" style:list-style-name="L3">
      <style:text-properties fo:font-size="11pt" style:font-size-asian="9.60000038146973pt" style:font-size-complex="11pt"/>
    </style:style>
    <style:style style:name="P5" style:family="paragraph" style:parent-style-name="Text_20_body">
      <loext:graphic-properties draw:fill-gradient-name="gradient" draw:fill-hatch-name="hatch"/>
      <style:paragraph-properties fo:margin-top="0.6cm" fo:margin-bottom="0.25cm" style:contextual-spacing="false"/>
      <style:text-properties fo:font-size="11pt" style:font-size-asian="9.60000038146973pt" style:font-size-complex="11pt"/>
    </style:style>
    <style:style style:name="P6" style:family="paragraph" style:parent-style-name="Text_20_body">
      <style:text-properties fo:font-size="11pt" fo:font-weight="bold" officeooo:paragraph-rsid="001d5552" style:font-size-asian="9.60000038146973pt" style:font-weight-asian="bold" style:font-size-complex="11pt" style:font-weight-complex="bold"/>
    </style:style>
    <style:style style:name="P7" style:family="paragraph" style:parent-style-name="Text_20_body">
      <style:text-properties fo:font-size="11pt" fo:font-weight="bold" officeooo:paragraph-rsid="001ee799" style:font-size-asian="9.60000038146973pt" style:font-weight-asian="bold" style:font-size-complex="11pt" style:font-weight-complex="bold"/>
    </style:style>
    <style:style style:name="P8" style:family="paragraph" style:parent-style-name="Text_20_body">
      <style:text-properties fo:font-size="11pt" fo:font-weight="bold" officeooo:rsid="0020371f" officeooo:paragraph-rsid="0020371f" style:font-size-asian="9.60000038146973pt" style:font-weight-asian="bold" style:font-size-complex="11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6cm" style:contextual-spacing="false"/>
      <style:text-properties fo:font-size="11pt" fo:font-weight="normal" officeooo:paragraph-rsid="001d5552" style:font-size-asian="9.60000038146973pt" style:font-weight-asian="normal" style:font-size-complex="11pt" style:font-weight-complex="normal"/>
    </style:style>
    <style:style style:name="P10" style:family="paragraph" style:parent-style-name="Text_20_body" style:list-style-name="L3"/>
    <style:style style:name="P11" style:family="paragraph" style:parent-style-name="Title">
      <style:text-properties fo:font-size="16pt" style:font-size-asian="14pt" style:font-size-complex="16pt"/>
    </style:style>
    <style:style style:name="T1" style:family="text">
      <style:text-properties officeooo:rsid="001a3106"/>
    </style:style>
    <style:style style:name="T2" style:family="text">
      <style:text-properties officeooo:rsid="001cba5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fo:font-size="11pt" officeooo:rsid="001e02bc" style:font-size-asian="9.60000038146973pt" style:font-size-complex="11pt"/>
    </style:style>
    <style:style style:name="T6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3234" style:font-weight-asian="normal" style:font-weight-complex="normal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bold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9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jercicio 14. Buscar y reemplazar</text:p>
      <text:p text:style-name="P9">1. Utilitza el procesador de textes per a copiar el següent text:</text:p>
      <text:p text:style-name="P6">CHAIX</text:p>
      <text:p text:style-name="P3"><text:span text:style-name="T3">Josef Andreu Joan Baptista Chaix Isniel </text:span>va nàixer el 4 de febrer de 1765 a la ciutat<text:span text:style-name="T2"> </text:span>de Xàtiva. Era fill d'Estevan Chaix i d'Antònia Isniel.</text:p>
      <text:p text:style-name="P2">Son pare i el seu avi eren comerciants. Probablement l'avi era un dels comerciants<text:span text:style-name="T2"> </text:span>francesos que repoblaren Xàtiva després de la conquesta de Felip V.</text:p>
      <text:p text:style-name="P2">Josef va deprendre les matemàtiques amb el seu germà Estevan; i la seua disposició va<text:span text:style-name="T2"> </text:span>fer que anara a estudiar a València a la Reial Acadèmia de Belles Arts. En 1789 va<text:span text:style-name="T2"> </text:span>obtenir una beca per a continuar estudis a <text:span text:style-name="T9">París</text:span>.</text:p>
      <text:p text:style-name="P2">En 1793 és seleccionat pel Govern qui li ordena anar a Catalunya acompanyant el savi<text:span text:style-name="T2"> </text:span>mestre Méchain, de l'Acadèmia de Ciències de <text:span text:style-name="T9">París</text:span>, per amidar l'arc de meridià.</text:p>
      <text:p text:style-name="P5">2. Utilitza el menú <text:span text:style-name="T3">Edició</text:span> opcions <text:span text:style-name="T3">Buscar i reemplazar</text:span> i <text:span text:style-name="T3">conta el número de</text:span></text:p>
      <text:p text:style-name="P7">vegades que apareix la paraula Chaix.</text:p>
      <text:p text:style-name="P8"><text:span text:style-name="T7">En el text anterior hi ha tres si no li posem</text:span><text:span text:style-name="T8"> que faça</text:span><text:span text:style-name="T7"> distincions de majuscules i minuscules.</text:span></text:p>
      <text:p text:style-name="Text_20_body"><text:span text:style-name="T4">3. Utilitza el menú </text:span><text:span text:style-name="T6">Edició</text:span><text:span text:style-name="T4"> opció </text:span><text:span text:style-name="T6">Buscar i Reemplaçar</text:span><text:span text:style-name="T4"> per a realitzar els</text:span><text:span text:style-name="T5"> </text:span><text:span text:style-name="T4">següents canvis de text.</text:span></text:p>
      <text:list text:style-name="L3">
        <text:list-item>
          <text:p text:style-name="P10"><text:span text:style-name="T4">Busca San Felipe i reemplaça per Xàtiva</text:span></text:p>
        </text:list-item>
        <text:list-item>
          <text:p text:style-name="P4">Busca mercaders i reemplaça per comerciants</text:p>
        </text:list-item>
        <text:list-item>
          <text:p text:style-name="P10"><text:span text:style-name="T4">Busca París (sense negreta) i reemplaça per París (negreta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2:04:21.728720584</meta:creation-date>
    <dc:date>2022-10-11T15:53:03.214425568</dc:date>
    <meta:editing-duration>PT2M10S</meta:editing-duration>
    <meta:editing-cycles>1</meta:editing-cycles>
    <meta:document-statistic meta:table-count="0" meta:image-count="0" meta:object-count="0" meta:page-count="1" meta:paragraph-count="15" meta:word-count="222" meta:character-count="1247" meta:non-whitespace-character-count="1043"/>
    <meta:generator>LibreOffice/7.4.1.2$Linux_X86_64 LibreOffice_project/40$Build-2</meta:generator>
  </office:meta>
</office:document-meta>
</file>